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Lijstalinea" style:master-page-name="MP0" style:list-style-name="LFO1" style:family="paragraph">
      <style:paragraph-properties fo:break-before="page"/>
    </style:style>
    <style:style style:name="P2" style:parent-style-name="Lijstalinea" style:list-style-name="LFO1" style:family="paragraph"/>
    <style:style style:name="P3" style:parent-style-name="Lijstalinea" style:list-style-name="LFO1" style:family="paragraph">
      <style:text-properties fo:language="en" fo:country="US"/>
    </style:style>
    <style:style style:name="P4" style:parent-style-name="Lijstalinea" style:list-style-name="LFO1" style:family="paragraph"/>
    <style:style style:name="P5" style:parent-style-name="Lijstalinea" style:list-style-name="LFO1" style:family="paragraph"/>
    <style:style style:name="P6" style:parent-style-name="Lijstalinea" style:list-style-name="LFO1" style:family="paragraph"/>
    <style:style style:name="P7" style:parent-style-name="Lijstalinea" style:list-style-name="LFO1" style:family="paragraph"/>
    <style:style style:name="P8" style:parent-style-name="Lijstalinea" style:list-style-name="LFO1" style:family="paragraph"/>
    <style:style style:name="P9" style:parent-style-name="Lijstalinea" style:list-style-name="LFO1" style:family="paragraph"/>
    <style:style style:name="P10" style:parent-style-name="Lijstalinea" style:list-style-name="LFO1" style:family="paragraph"/>
    <style:style style:name="P11" style:parent-style-name="Lijstalinea" style:list-style-name="LFO1" style:family="paragraph"/>
    <style:style style:name="P12" style:parent-style-name="Lijstalinea" style:list-style-name="LFO1" style:family="paragraph"/>
    <style:style style:name="P13" style:parent-style-name="Lijstalinea" style:list-style-name="LFO1" style:family="paragraph"/>
    <style:style style:name="P14" style:parent-style-name="Lijstalinea" style:list-style-name="LFO1" style:family="paragraph"/>
    <style:style style:name="P15" style:parent-style-name="Lijstalinea" style:list-style-name="LFO1" style:family="paragraph"/>
    <style:style style:name="P16" style:parent-style-name="Lijstalinea" style:list-style-name="LFO1" style:family="paragraph"/>
    <style:style style:name="P17" style:parent-style-name="Lijstalinea" style:list-style-name="LFO1" style:family="paragraph"/>
    <style:style style:name="P18" style:parent-style-name="Lijstalinea" style:list-style-name="LFO1" style:family="paragraph"/>
    <style:style style:name="P19" style:parent-style-name="Lijstalinea" style:list-style-name="LFO1" style:family="paragraph"/>
    <style:style style:name="P20" style:parent-style-name="Lijstalinea" style:list-style-name="LFO1" style:family="paragraph"/>
    <style:style style:name="P21" style:parent-style-name="Lijstalinea" style:list-style-name="LFO1" style:family="paragraph"/>
    <style:style style:name="P22" style:parent-style-name="Lijstalinea" style:list-style-name="LFO1" style:family="paragraph"/>
    <style:style style:name="P23" style:parent-style-name="Lijstalinea" style:list-style-name="LFO1" style:family="paragraph"/>
    <style:style style:name="P24" style:parent-style-name="Lijstalinea" style:list-style-name="LFO1" style:family="paragraph"/>
    <style:style style:name="P25" style:parent-style-name="Lijstalinea" style:list-style-name="LFO1" style:family="paragraph"/>
  </office:automatic-styles>
  <office:body>
    <office:text text:use-soft-page-breaks="true">
      <text:list text:style-name="LFO1" text:continue-numbering="true">
        <text:list-item>
          <text:p text:style-name="P1">Wat is de eerste stap die je moet nemen als je een websiteproject start? Wat valt daar allemaal onder?</text:p>
        </text:list-item>
      </text:list>
      <text:p text:style-name="Lijstalinea"/>
      <text:p text:style-name="Lijstalinea">Je moet eerst bedenken wat je wilt maken en wie de bezoekers zijn. Maak wat je bezoekers en je goal zijn.</text:p>
      <text:list text:style-name="LFO1" text:continue-numbering="true">
        <text:list-item>
          <text:p text:style-name="P2">Wat is performance?</text:p>
        </text:list-item>
      </text:list>
      <text:p text:style-name="Lijstalinea">Hoe snel je Website is</text:p>
      <text:list text:style-name="LFO1" text:continue-numbering="true">
        <text:list-item>
          <text:p text:style-name="P3">Wat is responsive web design?</text:p>
        </text:list-item>
      </text:list>
      <text:p text:style-name="Lijstalinea">De webdeveloper streeft naar een optimale wegervaring voor een breed scala aan apparaten</text:p>
      <text:list text:style-name="LFO1" text:continue-numbering="true">
        <text:list-item>
          <text:p text:style-name="P4">Wat zijn de drie ingrediënten van responsive web design?</text:p>
        </text:list-item>
      </text:list>
      <text:p text:style-name="Lijstalinea">De SEO, de performance en de server</text:p>
      <text:list text:style-name="LFO1" text:continue-numbering="true">
        <text:list-item>
          <text:p text:style-name="P5">Wanneer gebruik je het “main”-element in HTML?</text:p>
        </text:list-item>
      </text:list>
      <text:p text:style-name="Lijstalinea">Wanneer je de hoofd informatie wilt geven</text:p>
      <text:list text:style-name="LFO1" text:continue-numbering="true">
        <text:list-item>
          <text:p text:style-name="P6">Wat is een header-element en waarvoor gebruik je het? Wat is het voordeel van een header-element boven een div-element?</text:p>
        </text:list-item>
      </text:list>
      <text:p text:style-name="Lijstalinea">De header gebruik je voor de code die je niet wilt laten zien in de website die er wel is</text:p>
      <text:list text:style-name="LFO1" text:continue-numbering="true">
        <text:list-item>
          <text:p text:style-name="P7">Noem drie manieren om de kleur ‘zwart’ in code te schrijven. Geef van iedere manier een<text:s/>voorbeeld.</text:p>
        </text:list-item>
      </text:list>
      <text:p text:style-name="Lijstalinea">Color name, RGB en de hex codes</text:p>
      <text:list text:style-name="LFO1" text:continue-numbering="true">
        <text:list-item>
          <text:p text:style-name="P8">Beschrijf de verschillen tussen een “block-element”, een “inline-block-element” en een<text:s/>“inline-element”. Geef een praktische toepassing met code.</text:p>
        </text:list-item>
        <text:list-item>
          <text:p text:style-name="P9">Wat is een comment?</text:p>
        </text:list-item>
      </text:list>
      <text:p text:style-name="Lijstalinea">Om opmerkingen in de code te zetten</text:p>
      <text:list text:style-name="LFO1" text:continue-numbering="true">
        <text:list-item>
          <text:p text:style-name="P10">Hoe maak je een comment in CSS?</text:p>
        </text:list-item>
      </text:list>
      <text:p text:style-name="Lijstalinea">&lt;!--…--&gt;</text:p>
      <text:list text:style-name="LFO1" text:continue-numbering="true">
        <text:list-item>
          <text:p text:style-name="P11">Wat doet de float-property?</text:p>
        </text:list-item>
      </text:list>
      <text:p text:style-name="Lijstalinea">Het legt een element naar rechts of links van zijn container</text:p>
      <text:list text:style-name="LFO1" text:continue-numbering="true">
        <text:list-item>
          <text:p text:style-name="P12">Wat is een pseudo-class en noem een toepassing hiervan.</text:p>
        </text:list-item>
      </text:list>
      <text:p text:style-name="Lijstalinea">Het is Keyword die de geselecteerde elementen specifeert</text:p>
      <text:list text:style-name="LFO1" text:continue-numbering="true">
        <text:list-item>
          <text:p text:style-name="P13">Wat is een svg-extensie? Wat zijn voordelen ten opzichte van, bijvoorbeeld, een png-extensie?</text:p>
        </text:list-item>
      </text:list>
      <text:p text:style-name="Lijstalinea">SVG files kan je opzoeken, scripten en indexen</text:p>
      <text:list text:style-name="LFO1" text:continue-numbering="true">
        <text:list-item>
          <text:p text:style-name="P14">Wat is “padding”?</text:p>
        </text:list-item>
      </text:list>
      <text:p text:style-name="Lijstalinea">De ruimte tussen de content en de border</text:p>
      <text:list text:style-name="LFO1" text:continue-numbering="true">
        <text:list-item>
          <text:p text:style-name="P15">Wat is “margin”?</text:p>
        </text:list-item>
      </text:list>
      <text:p text:style-name="Lijstalinea">Maakt ruimte rond elementen buiten defined borders</text:p>
      <text:list text:style-name="LFO1" text:continue-numbering="true">
        <text:list-item>
          <text:p text:style-name="P16">Wat is het verschil tussen “padding” en “margin”?</text:p>
        </text:list-item>
      </text:list>
      <text:p text:style-name="Lijstalinea">Margin is buiten de borden en padding is de ruimte tussen de element en de border</text:p>
      <text:list text:style-name="LFO1" text:continue-numbering="true">
        <text:list-item>
          <text:p text:style-name="P17">Wat is de “margin” aan de onderkant in onderstaande CSS?</text:p>
        </text:list-item>
      </text:list>
      <text:p text:style-name="Lijstalinea">48px</text:p>
      <text:list text:style-name="LFO1" text:continue-numbering="true">
        <text:list-item>
          <text:p text:style-name="P18">Wat doet de “overflow”-property? Geef een voorbeeld van een toepassing.</text:p>
        </text:list-item>
      </text:list>
      <text:p text:style-name="Lijstalinea">Het vertelt wat er moet gebeuren als de inhoud van een element overloopt</text:p>
      <text:list text:style-name="LFO1" text:continue-numbering="true">
        <text:list-item>
          <text:p text:style-name="P19">Wat zijn relatieve waarden in webdesign? Geef drie voorbeelden.</text:p>
        </text:list-item>
      </text:list>
      <text:p text:style-name="Lijstalinea">Absoluut, relative en normaal</text:p>
      <text:list text:style-name="LFO1" text:continue-numbering="true">
        <text:list-item>
          <text:p text:style-name="P20">Wat zijn absolute waarden webdesign? Geef drie voorbeelden.</text:p>
        </text:list-item>
      </text:list>
      <text:p text:style-name="Lijstalinea">Cm, in en pt</text:p>
      <text:list text:style-name="LFO1" text:continue-numbering="true">
        <text:list-item>
          <text:p text:style-name="P21">Wat is over het algemeen beter: het gebruik van relatieve of het gebruik van absolute<text:s/>waarden? Leg uit en geef een voorbeeld.</text:p>
        </text:list-item>
      </text:list>
      <text:soft-page-break/>
      <text:p text:style-name="Lijstalinea">In het algemeen is Absolute beter want het verandert de lay-out er naast niet</text:p>
      <text:list text:style-name="LFO1" text:continue-numbering="true">
        <text:list-item>
          <text:p text:style-name="P22">Wat is een formulier in HTML? Welke tag hoort hierbij?</text:p>
        </text:list-item>
      </text:list>
      <text:p text:style-name="Lijstalinea">&lt;form&gt;</text:p>
      <text:list text:style-name="LFO1" text:continue-numbering="true">
        <text:list-item>
          <text:p text:style-name="P23">In de video’s wordt iedere sectie met dezelfde volgorde gebouwd: eerst de HTML, dan de<text:s/>CSS. Waarom wordt dit gedaan? Kan het ook andersom? Wat is beter – en waarom?</text:p>
        </text:list-item>
      </text:list>
      <text:p text:style-name="Lijstalinea">Dit doen ze omdat je dan kan zien wat je verandert in de html code en als je het andersom doet weet je niet wat er gebeurt</text:p>
      <text:list text:style-name="LFO1" text:continue-numbering="true">
        <text:list-item>
          <text:p text:style-name="P24">Wat is de functie van de footer?</text:p>
        </text:list-item>
      </text:list>
      <text:p text:style-name="Lijstalinea">Dat zet alles onder aan de website</text:p>
      <text:list text:style-name="LFO1" text:continue-numbering="true">
        <text:list-item>
          <text:p text:style-name="P25">Welk html-element gebruik je voor de footer?</text:p>
        </text:list-item>
      </text:list>
      <text:p text:style-name="Lijstalinea">&lt;footer&gt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Lijstalinea" style:display-name="Lijstalinea" style:family="paragraph" style:parent-style-name="Standaard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Oguzhan Arguden</meta:initial-creator>
    <dc:creator>Oguzhan Arguden</dc:creator>
    <meta:creation-date>2022-10-05T06:41:00Z</meta:creation-date>
    <dc:date>2022-10-05T07:47:00Z</dc:date>
    <meta:template xlink:href="Normal.dotm" xlink:type="simple"/>
    <meta:editing-cycles>1</meta:editing-cycles>
    <meta:editing-duration>PT3960S</meta:editing-duration>
    <meta:document-statistic meta:page-count="2" meta:paragraph-count="5" meta:word-count="429" meta:character-count="2785" meta:row-count="19" meta:non-whitespace-character-count="2361"/>
  </office:meta>
</office:document-meta>
</file>